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Jag ska göra en hemsida där man kan spara information om sin karaktär på World of Warcraft så att du kan ha tillgång till sin gubbe och se vilka stats han har och möjligtvis vilket gear han har.</text:p>
      <text:p text:style-name="Normal">Designen ska vara enkel och vara uppbyggt så att det finns olika rader med de olika statsen, hur mycket health och hur mycket mana man har. Jag kanske ska sätta länkar och kanske bilder till gear-bitarna så att man ser vad man har. Jag kommer också ha level nivå på gubben och vilken proffesion man ha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tycketeckensnitt" style:display-name="Standardstycketeckensnit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önsson David</meta:initial-creator>
    <dc:creator>Jönsson David</dc:creator>
    <meta:creation-date>2013-01-18T13:40:00Z</meta:creation-date>
    <dc:date>2013-01-18T13:44:00Z</dc:date>
    <meta:template xlink:href="Normal.dotm" xlink:type="simple"/>
    <meta:editing-cycles>1</meta:editing-cycles>
    <meta:editing-duration>PT240S</meta:editing-duration>
    <meta:document-statistic meta:page-count="1" meta:paragraph-count="1" meta:word-count="79" meta:character-count="498" meta:row-count="3" meta:non-whitespace-character-count="420"/>
  </office:meta>
</office:document-meta>
</file>